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c8c8" officeooo:paragraph-rsid="001ac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*‌ złożoność obliczeniowa(pojęcie)</text:p>
      <text:p text:style-name="P1">‌* wyszukiwanie binarne/połówkowe</text:p>
      <text:p text:style-name="P1">‌* sortowanie: bąbelkowe, wstawianie, wybór, QS, mergesort</text:p>
      <text:p text:style-name="P1">‌* sortowanie tablic i list</text:p>
      <text:p text:style-name="P1">‌* k-ty element, k pierwszy elementów(z QS)</text:p>
      <text:p text:style-name="P1">‌* stos, kolejka i kopiec</text:p>
      <text:p text:style-name="P1">‌* radix sort(sortowanie pozycyjne)</text:p>
      <text:p text:style-name="P1">‌* sortowanie przez zliczanie</text:p>
      <text:p text:style-name="P1">‌* skip lista</text:p>
      <text:p text:style-name="P1">‌* tablice rozproszone z haszowaniem</text:p>
      <text:p text:style-name="P1">‌* doskonała funkcja haszująca(z adresowaniem otwartym, z listami(?)(ważniejsze))</text:p>
      <text:p text:style-name="P1">‌* zbiory rozłączne(find/union)</text:p>
      <text:p text:style-name="P1">‌* drzewo BST(wyszukiwanie, dodawanie, usuwanie, znajdowanie następnika, wysokość i inne)</text:p>
      <text:p text:style-name="P1">*‌ algorytmy grafowe(DFS, BFS, Dijkstry, sortowanie topologiczne)</text:p>
      <text:p text:style-name="P1">‌* reprezentacje grafów (macierzowa, listowa, listowo-tablicowa)</text:p>
      <text:p text:style-name="P1">*‌ największy wspólny podciąg</text:p>
      <text:p text:style-name="P1">‌* odległość levensteina</text:p>
      <text:p text:style-name="P1">‌* problem plecakowy dyskret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22:22.811389378</meta:creation-date>
    <dc:date>2017-06-24T15:19:53.004013517</dc:date>
    <meta:editing-duration>PT18H47M20S</meta:editing-duration>
    <meta:editing-cycles>1</meta:editing-cycles>
    <meta:document-statistic meta:table-count="0" meta:image-count="0" meta:object-count="0" meta:page-count="1" meta:paragraph-count="18" meta:word-count="106" meta:character-count="743" meta:non-whitespace-character-count="670"/>
    <meta:generator>LibreOffice/5.2.5.1$Linux_X86_64 LibreOffice_project/20m0$Build-1</meta:generator>
  </office:meta>
</office:document-meta>
</file>